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58179" officeooo:paragraph-rsid="00158179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8179" officeooo:paragraph-rsid="0015817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8179" officeooo:paragraph-rsid="00191a0a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a4f2" officeooo:paragraph-rsid="0016a4f2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283f" officeooo:paragraph-rsid="0019283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4e98" officeooo:paragraph-rsid="001b4e9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1a0a" officeooo:paragraph-rsid="00191a0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58179" officeooo:paragraph-rsid="0015817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58179" officeooo:paragraph-rsid="0016a4f2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58179" officeooo:paragraph-rsid="00191a0a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6a4f2" officeooo:paragraph-rsid="0016a4f2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91a0a" officeooo:paragraph-rsid="00191a0a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ddc92" officeooo:paragraph-rsid="001ddc9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6a4f2"/>
    </style:style>
    <style:style style:name="T2" style:family="text">
      <style:text-properties officeooo:rsid="0017f300"/>
    </style:style>
    <style:style style:name="T3" style:family="text">
      <style:text-properties officeooo:rsid="001928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NODEJS</text:p>
      <text:p text:style-name="P1"/>
      <text:p text:style-name="P8">Usando o NPM para iniciar um projeto.</text:p>
      <text:p text:style-name="P8"/>
      <text:p text:style-name="P2">Quando iniciamos um projeto, não possuimos o arquivo package.json que é aonde estão localizados as dependências e diversas outras informações sobre o meu projeto.</text:p>
      <text:p text:style-name="P2"/>
      <text:p text:style-name="P2">Para criar esse arquivo, basta digitar:</text:p>
      <text:p text:style-name="P2"/>
      <text:p text:style-name="P8">npm init</text:p>
      <text:p text:style-name="P8"/>
      <text:p text:style-name="P9"><text:span text:style-name="T1">Instalando novas dependências com o NPM</text:span></text:p>
      <text:p text:style-name="P9"/>
      <text:p text:style-name="P4">Para instalar uma nova dependência utilizando o NPM, digitamos o seguinte comando:</text:p>
      <text:p text:style-name="P11"/>
      <text:p text:style-name="P11">npm install <text:s/>dependência -save</text:p>
      <text:p text:style-name="P11"/>
      <text:p text:style-name="P4">O parâm<text:span text:style-name="T2">e</text:span>tro -save serve para salvarmos a dependência no nosso arquivo package.json pois senão fizermos isso, ela será instalada apenas de forma temporária e ao pararmos a aplicação ela será removida do projeto.</text:p>
      <text:p text:style-name="P4"/>
      <text:p text:style-name="P10"><text:span text:style-name="T1">Instalando um recurso global com NPM (Exemplo utilizando o nodemon)</text:span></text:p>
      <text:p text:style-name="P10"/>
      <text:p text:style-name="P5">Para que todos os projetos tenham acesso a esse utilitário global, instalamos ele utilizando o comando:</text:p>
      <text:p text:style-name="P3"/>
      <text:p text:style-name="P12">npm install -g <text:span text:style-name="T3">utilitário</text:span></text:p>
      <text:p text:style-name="P12"/>
      <text:p text:style-name="P6">Esse utilitário não será um dependência do nosso projeto porém estará disponível para todo o nosso ambiente de desenvolvimento.</text:p>
      <text:p text:style-name="P6"/>
      <text:p text:style-name="P6"/>
      <text:p text:style-name="P13">Módulos</text:p>
      <text:p text:style-name="P13"/>
      <text:p text:style-name="P13">Módulos são semelhantes a classe em linguagens oriendatas a objetos</text:p>
      <text:p text:style-name="P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0:08:52.545493477</meta:creation-date>
    <dc:date>2019-02-02T11:39:37.473774604</dc:date>
    <meta:editing-duration>PT1H30M4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57" meta:character-count="1018" meta:non-whitespace-character-count="875"/>
  </office:meta>
</office:document-meta>
</file>